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ibri" svg:font-family="Colibri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1288" officeooo:paragraph-rsid="00031288"/>
    </style:style>
    <style:style style:name="P2" style:family="paragraph" style:parent-style-name="Standard">
      <style:text-properties officeooo:rsid="000414e1" officeooo:paragraph-rsid="000414e1"/>
    </style:style>
    <style:style style:name="P3" style:family="paragraph" style:parent-style-name="Standard">
      <style:text-properties officeooo:rsid="00051355" officeooo:paragraph-rsid="00051355"/>
    </style:style>
    <style:style style:name="P4" style:family="paragraph" style:parent-style-name="Standard">
      <style:text-properties officeooo:rsid="0005ec1e" officeooo:paragraph-rsid="0005ec1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81e" officeooo:paragraph-rsid="0006c81e"/>
    </style:style>
    <style:style style:name="P9" style:family="paragraph" style:parent-style-name="Standard">
      <style:text-properties officeooo:rsid="00031288" officeooo:paragraph-rsid="0006c81e"/>
    </style:style>
    <style:style style:name="P10" style:family="paragraph" style:parent-style-name="Text_20_body">
      <style:text-properties officeooo:rsid="0006c81e" officeooo:paragraph-rsid="0006c81e"/>
    </style:style>
    <style:style style:name="T1" style:family="text">
      <style:text-properties style:font-name="Colibri"/>
    </style:style>
    <style:style style:name="T2" style:family="text">
      <style:text-properties officeooo:rsid="0006c8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FG DAW</text:p>
      <text:p text:style-name="Subtitle">Basilio David Gómez Fernández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"><text:a xlink:type="simple" xlink:href="#__RefHeading___Toc155_3859424363" text:style-name="Index_20_Link" text:visited-style-name="Index_20_Link">Casos de uso de mi aplicación<text:tab/>2</text:a></text:p>
          <text:p text:style-name="P6"><text:a xlink:type="simple" xlink:href="#__RefHeading___Toc157_3859424363" text:style-name="Index_20_Link" text:visited-style-name="Index_20_Link">Administrar archivos y carpetas en el server y server side<text:tab/>2</text:a></text:p>
          <text:p text:style-name="P6"><text:a xlink:type="simple" xlink:href="#__RefHeading___Toc159_3859424363" text:style-name="Index_20_Link" text:visited-style-name="Index_20_Link">Administrar varios servidores, guardando las configuraciones de estos<text:tab/>2</text:a></text:p>
          <text:p text:style-name="P6"><text:a xlink:type="simple" xlink:href="#__RefHeading___Toc161_3859424363" text:style-name="Index_20_Link" text:visited-style-name="Index_20_Link">Modificar archivos a tiempo real archivos en el servidor<text:tab/>2</text:a></text:p>
          <text:p text:style-name="P6"><text:a xlink:type="simple" xlink:href="#__RefHeading___Toc163_3859424363" text:style-name="Index_20_Link" text:visited-style-name="Index_20_Link">Modificar archivos de texto en el cliente<text:tab/>2</text:a></text:p>
          <text:p text:style-name="P6"><text:a xlink:type="simple" xlink:href="#__RefHeading___Toc165_3859424363" text:style-name="Index_20_Link" text:visited-style-name="Index_20_Link">Transferir archivos entre el cliente y el servidor<text:tab/>2</text:a></text:p>
          <text:p text:style-name="P5"><text:a xlink:type="simple" xlink:href="#__RefHeading___Toc167_3859424363" text:style-name="Index_20_Link" text:visited-style-name="Index_20_Link">Tecnologiás a usar<text:tab/>3</text:a></text:p>
        </text:index-body>
      </text:table-of-content>
      <text:p text:style-name="Text_20_body"/>
      <text:h text:style-name="P7" text:outline-level="1"><text:bookmark-start text:name="__RefHeading___Toc155_3859424363"/><text:span text:style-name="T1">Casos de uso de mi aplicación</text:span> <text:bookmark-end text:name="__RefHeading___Toc155_3859424363"/></text:h>
      <text:p text:style-name="P1"/>
      <text:h text:style-name="Heading_20_2" text:outline-level="2"><text:bookmark-start text:name="__RefHeading___Toc157_3859424363"/>Administrar archivos y carpetas en el server <text:span text:style-name="T2">y server side</text:span><text:bookmark-end text:name="__RefHeading___Toc157_3859424363"/></text:h>
      <text:p text:style-name="P8">Crear</text:p>
      <text:p text:style-name="P8">Borrar</text:p>
      <text:p text:style-name="P8">Actualizar</text:p>
      <text:p text:style-name="P8">Leer</text:p>
      <text:p text:style-name="P8">Arrastrar para mover</text:p>
      <text:p text:style-name="P8"/>
      <text:p text:style-name="P8"/>
      <text:h text:style-name="Heading_20_2" text:outline-level="2"><text:bookmark-start text:name="__RefHeading___Toc159_3859424363"/>Administrar varios servidores, guardando las configuraciones de estos<text:bookmark-end text:name="__RefHeading___Toc159_3859424363"/></text:h>
      <text:p text:style-name="P8">Añadir, borrar, editar y leer</text:p>
      <text:p text:style-name="P8">permitir guardar la configuracion con y sin contraseña</text:p>
      <text:p text:style-name="P8"/>
      <text:p text:style-name="P8"/>
      <text:h text:style-name="Heading_20_2" text:outline-level="2"><text:bookmark-start text:name="__RefHeading___Toc161_3859424363"/>Modificar archivos a tiempo real archivos en el servidor<text:bookmark-end text:name="__RefHeading___Toc161_3859424363"/></text:h>
      <text:p text:style-name="P10">Usando websockets con un editor en la propia aplicación</text:p>
      <text:p text:style-name="P10"/>
      <text:h text:style-name="Heading_20_2" text:outline-level="2"><text:bookmark-start text:name="__RefHeading___Toc163_3859424363"/>Modificar archivos de texto en el cliente<text:bookmark-end text:name="__RefHeading___Toc163_3859424363"/></text:h>
      <text:p text:style-name="P10">Con un editor en la propia aplicación</text:p>
      <text:p text:style-name="P10"/>
      <text:h text:style-name="Heading_20_2" text:outline-level="2"><text:bookmark-start text:name="__RefHeading___Toc165_3859424363"/>Transferir archivos entre el cliente y el servidor<text:bookmark-end text:name="__RefHeading___Toc165_3859424363"/></text:h>
      <text:p text:style-name="P9"><text:span text:style-name="T2">Usando </text:span>drag and drop</text:p>
      <text:p text:style-name="P8">click derecho copiar, pegar</text:p>
      <text:p text:style-name="P8">click derecho cortar, pegar</text:p>
      <text:p text:style-name="P8">ctrl + c, ctrl + v</text:p>
      <text:p text:style-name="P8">ctrl + x, ctrl + v</text:p>
      <text:h text:style-name="P7" text:outline-level="1"><text:bookmark-start text:name="__RefHeading___Toc167_3859424363"/>Tecnologiás a usar<text:bookmark-end text:name="__RefHeading___Toc167_3859424363"/></text:h>
      <text:p text:style-name="P1"/>
      <text:p text:style-name="P1"/>
      <text:p text:style-name="P1">nx para la administración del repositorio</text:p>
      <text:p text:style-name="P1"/>
      <text:p text:style-name="P1">electron para generar una aplicación de escritorio</text:p>
      <text:p text:style-name="P3">angular para el frontend</text:p>
      <text:p text:style-name="P3">ngrx para manejar el storage en frontend</text:p>
      <text:p text:style-name="P4">dixie para manejar el localstorage</text:p>
      <text:p text:style-name="P4"/>
      <text:p text:style-name="P3"/>
      <text:p text:style-name="P2">nest para el backend</text:p>
      <text:p text:style-name="P3">redis para manejar el storage en el backend</text:p>
      <text:p text:style-name="P3"/>
      <text:p text:style-name="P4">socket io para la comunicacion entre el frontend y el backend</text:p>
      <text:p text:style-name="P4">jwt para la autenticació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ibri" svg:font-family="Colibri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olibri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olibri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41:29.140699955</meta:creation-date>
    <dc:date>2022-04-19T20:03:06.686899752</dc:date>
    <meta:editing-duration>PT9M3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3" meta:paragraph-count="40" meta:word-count="232" meta:character-count="1367" meta:non-whitespace-character-count="1174"/>
  </office:meta>
</office:document-meta>
</file>